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cope.get( String name , ObjectFactory object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cope.executeDestructionCallbacks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cope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cope.remo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cope.getDestructionCallbacks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